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I</mi>
      <mrow>
        <mspace width="2em"/>
        <mo stretchy="false">=</mo>
        <mspace width="2em"/>
      </mrow>
      <mfrac>
        <mi mathvariant="italic">Uin</mi>
        <mi mathvariant="italic">Rtotal</mi>
      </mfrac>
    </mrow>
    <annotation encoding="StarMath 5.0">I ~=~ Uin over {Rtotal}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21T17:43:53.278000000</dc:date>
    <meta:editing-duration>PT45M8S</meta:editing-duration>
    <meta:editing-cycles>14</meta:editing-cycles>
    <meta:generator>LibreOffice/6.3.3.2$Windows_X86_64 LibreOffice_project/a64200df03143b798afd1ec74a12ab50359878ed</meta:generator>
  </office:meta>
</office:document-meta>
</file>